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3f4f" officeooo:paragraph-rsid="00013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">Método Grafico</text:p>
          </table:table-cell>
          <table:table-cell table:style-name="Tabla1.A1" office:value-type="string">
            <text:p text:style-name="P1">Método Simplex</text:p>
          </table:table-cell>
          <table:table-cell table:style-name="Tabla1.A1" office:value-type="string">
            <text:p text:style-name="P1">Método Costo Mínimo</text:p>
          </table:table-cell>
          <table:table-cell table:style-name="Tabla1.A1" office:value-type="string">
            <text:p text:style-name="P1">Método Voguel</text:p>
          </table:table-cell>
          <table:table-cell table:style-name="Tabla1.E1" office:value-type="string">
            <text:p text:style-name="P1">Método Esquina Noroeste</text:p>
          </table:table-cell>
        </table:table-row>
        <table:table-row>
          <table:table-cell table:style-name="Tabla1.A2" office:value-type="string">
            <text:p text:style-name="P1">Es un metodo utilizado para progrmacion lineal donde se conoce las funciones que describen el problema o se pueden construir con la limitante de que solo se puede utilizar con problemas donde el numero de incognotas no pueden ser mayores a 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ixon </meta:initial-creator>
    <meta:creation-date>2015-09-28T19:51:00.237911820</meta:creation-date>
    <dc:date>2015-09-28T19:59:06.582574162</dc:date>
    <dc:creator>edixon </dc:creator>
    <meta:editing-duration>PT8M7S</meta:editing-duration>
    <meta:editing-cycles>1</meta:editing-cycles>
    <meta:document-statistic meta:table-count="1" meta:image-count="0" meta:object-count="0" meta:page-count="1" meta:paragraph-count="6" meta:word-count="54" meta:character-count="324" meta:non-whitespace-character-count="276"/>
    <meta:generator>LibreOffice/4.4.3.2$Linux_X86_64 LibreOffice_project/40m0$Build-2</meta:generator>
  </office:meta>
</office:document-meta>
</file>